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6.789cm"/>
    </style:style>
    <style:style style:name="gr4" style:family="graphic" style:parent-style-name="standard">
      <style:graphic-properties draw:stroke="none" svg:stroke-color="#000000" draw:fill="none" draw:fill-color="#ffffff" fo:min-height="1.11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0.16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3.175cm" svg:x2="0.635cm" svg:y2="13.335cm">
          <text:p text:style-name="P3"/>
        </draw:line>
        <draw:frame draw:style-name="gr3" draw:text-style-name="P4" draw:layer="layout" svg:width="5.08cm" svg:height="7.361cm" svg:x="0.635cm" svg:y="5.715cm">
          <draw:text-box>
            <text:p text:style-name="P3"><text:span text:style-name="T1">allIndexes</text:span></text:p>
            <text:p text:style-name="P3"><text:span text:style-name="T1">allItems</text:span></text:p>
            <text:p text:style-name="P3"><text:span text:style-name="T1">append</text:span></text:p>
            <text:p text:style-name="P3"><text:span text:style-name="T1">appendAll</text:span></text:p>
            <text:p text:style-name="P3"><text:span text:style-name="T1">at, <text:s/>[ ]</text:span></text:p>
            <text:p text:style-name="P3"><text:span text:style-name="T1">difference</text:span></text:p>
            <text:p text:style-name="P3"><text:span text:style-name="T1">empty</text:span></text:p>
            <text:p text:style-name="P3"><text:span text:style-name="T1">first</text:span></text:p>
            <text:p text:style-name="P3"><text:span text:style-name="T1">hasIndex</text:span></text:p>
            <text:p text:style-name="P3"><text:span text:style-name="T1">hasItem</text:span></text:p>
            <text:p text:style-name="P3"><text:span text:style-name="T1">index</text:span></text:p>
            <text:p text:style-name="P3"><text:span text:style-name="T1">insert</text:span></text:p>
            <text:p text:style-name="P3"><text:span text:style-name="T1">intersection</text:span></text:p>
            <text:p text:style-name="P3"><text:span text:style-name="T1">isEmpty</text:span></text:p>
            <text:p text:style-name="P3"><text:span text:style-name="T1">items</text:span></text:p>
          </draw:text-box>
        </draw:frame>
        <draw:line draw:style-name="gr2" draw:text-style-name="P2" draw:layer="layout" svg:x1="10.795cm" svg:y1="13.335cm" svg:x2="0.635cm" svg:y2="13.335cm">
          <text:p text:style-name="P3"/>
        </draw:line>
        <draw:custom-shape draw:style-name="gr1" draw:text-style-name="P1" draw:layer="layout" svg:width="10.16cm" svg:height="0.635cm" svg:x="0.635cm" svg:y="1.905cm">
          <text:p text:style-name="P1">Queu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1.27cm" svg:x2="5.715cm" svg:y2="1.905cm">
          <text:p text:style-name="P3"/>
        </draw:line>
        <draw:frame draw:style-name="gr4" draw:text-style-name="P4" draw:layer="layout" svg:width="6.35cm" svg:height="1.36cm" svg:x="0.635cm" svg:y="3.81cm">
          <draw:text-box>
            <text:p text:style-name="P3"><text:span text:style-name="T1">new</text:span></text:p>
            <text:p text:style-name="P3"><text:span text:style-name="T1">of</text:span></text:p>
          </draw:text-box>
        </draw:frame>
        <draw:line draw:style-name="gr2" draw:text-style-name="P2" draw:layer="layout" svg:x1="0.635cm" svg:y1="5.08cm" svg:x2="5.715cm" svg:y2="5.08cm">
          <text:p text:style-name="P3"/>
        </draw:line>
        <draw:frame draw:style-name="gr3" draw:text-style-name="P4" draw:layer="layout" svg:width="5.08cm" svg:height="7.039cm" svg:x="5.715cm" svg:y="5.715cm">
          <draw:text-box>
            <text:p text:style-name="P3"><text:span text:style-name="T1">last</text:span></text:p>
            <text:p text:style-name="P3"><text:span text:style-name="T1">makeArray</text:span></text:p>
            <text:p text:style-name="P3"><text:span text:style-name="T1">next</text:span></text:p>
            <text:p text:style-name="P3"><text:span text:style-name="T1">previous</text:span></text:p>
            <text:p text:style-name="P3"><text:span text:style-name="T1">pull</text:span></text:p>
            <text:p text:style-name="P3"><text:span text:style-name="T1">push</text:span></text:p>
            <text:p text:style-name="P3"><text:span text:style-name="T1">put, <text:s/>[ ]=</text:span></text:p>
            <text:p text:style-name="P3"><text:span text:style-name="T1">queue</text:span></text:p>
            <text:p text:style-name="P3"><text:span text:style-name="T1">remove</text:span></text:p>
            <text:p text:style-name="P3"><text:span text:style-name="T1">removeItem</text:span></text:p>
            <text:p text:style-name="P3"><text:span text:style-name="T1">subSet</text:span></text:p>
            <text:p text:style-name="P3"><text:span text:style-name="T1">supplier</text:span></text:p>
            <text:p text:style-name="P3"><text:span text:style-name="T1">union</text:span></text:p>
            <text:p text:style-name="P3"><text:span text:style-name="T1">xor</text:span></text:p>
          </draw:text-box>
        </draw:frame>
        <draw:frame draw:style-name="gr5" draw:text-style-name="P3" draw:layer="layout" svg:width="5.08cm" svg:height="12.95cm" svg:x="10.795cm" svg:y="4.445cm">
          <draw:text-box>
            <text:p text:style-name="P3"/>
          </draw:text-box>
        </draw:frame>
        <draw:line draw:style-name="gr2" draw:text-style-name="P2" draw:layer="layout" svg:x1="5.715cm" svg:y1="13.335cm" svg:x2="5.715cm" svg:y2="5.715cm">
          <text:p text:style-name="P3"/>
        </draw:line>
        <draw:custom-shape draw:style-name="gr6" draw:text-style-name="P2" draw:layer="layout" svg:width="10.16cm" svg:height="0.635cm" svg:x="0.635cm" svg:y="2.54cm">
          <text:p text:style-name="P1">OrderedCollection (mixin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6-28T10:48:28</dc:date>
    <dc:language>en-US</dc:language>
    <meta:editing-cycles>13</meta:editing-cycles>
    <meta:editing-duration>PT1H38M3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